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font-weight="bold" officeooo:rsid="000eb5f2" officeooo:paragraph-rsid="0011e799" style:font-weight-asian="bold" style:font-weight-complex="bold"/>
    </style:style>
    <style:style style:name="P3" style:family="paragraph" style:parent-style-name="Standard">
      <style:text-properties fo:font-weight="bold" officeooo:rsid="000eb5f2" officeooo:paragraph-rsid="00120b20" style:font-weight-asian="bold" style:font-weight-complex="bold"/>
    </style:style>
    <style:style style:name="P4" style:family="paragraph" style:parent-style-name="Standard">
      <style:text-properties fo:font-weight="bold" officeooo:rsid="000b0cbe" officeooo:paragraph-rsid="0011e799" style:font-weight-asian="bold" style:font-weight-complex="bold"/>
    </style:style>
    <style:style style:name="P5" style:family="paragraph" style:parent-style-name="Standard">
      <style:text-properties fo:font-weight="bold" officeooo:rsid="0011e799" officeooo:paragraph-rsid="0011e799" style:font-weight-asian="bold" style:font-weight-complex="bold"/>
    </style:style>
    <style:style style:name="P6" style:family="paragraph" style:parent-style-name="Standard">
      <style:paragraph-properties fo:break-before="page"/>
      <style:text-properties fo:font-weight="bold" officeooo:rsid="00120b20" officeooo:paragraph-rsid="00120b20" style:font-weight-asian="bold" style:font-weight-complex="bold"/>
    </style:style>
    <style:style style:name="P7" style:family="paragraph" style:parent-style-name="Standard">
      <style:text-properties fo:font-weight="bold" officeooo:rsid="00120b20" officeooo:paragraph-rsid="00120b20" style:font-weight-asian="bold" style:font-weight-complex="bold"/>
    </style:style>
    <style:style style:name="P8" style:family="paragraph" style:parent-style-name="Standard">
      <style:text-properties officeooo:rsid="000b0cbe" officeooo:paragraph-rsid="0011e799"/>
    </style:style>
    <style:style style:name="P9" style:family="paragraph" style:parent-style-name="Standard">
      <style:text-properties fo:font-weight="normal" officeooo:rsid="000eb5f2" officeooo:paragraph-rsid="0011e799" style:font-weight-asian="normal" style:font-weight-complex="normal"/>
    </style:style>
    <style:style style:name="P10" style:family="paragraph" style:parent-style-name="Standard">
      <style:text-properties fo:font-weight="normal" officeooo:rsid="000eb5f2" officeooo:paragraph-rsid="00120b20" style:font-weight-asian="normal" style:font-weight-complex="normal"/>
    </style:style>
    <style:style style:name="P11" style:family="paragraph" style:parent-style-name="Standard">
      <style:text-properties fo:font-weight="normal" officeooo:rsid="00120b20" officeooo:paragraph-rsid="00120b20" style:font-weight-asian="normal" style:font-weight-complex="normal"/>
    </style:style>
    <style:style style:name="P12" style:family="paragraph" style:parent-style-name="Standard">
      <style:paragraph-properties fo:break-before="page"/>
      <style:text-properties officeooo:paragraph-rsid="00120b20"/>
    </style:style>
    <style:style style:name="P13" style:family="paragraph" style:parent-style-name="Frame_20_contents">
      <style:paragraph-properties fo:text-align="center" style:justify-single-word="false"/>
      <style:text-properties officeooo:paragraph-rsid="0011e799"/>
    </style:style>
    <style:style style:name="P14" style:family="paragraph" style:parent-style-name="Frame_20_contents">
      <style:paragraph-properties fo:text-align="center" style:justify-single-word="false"/>
      <style:text-properties officeooo:paragraph-rsid="00120b20"/>
    </style:style>
    <style:style style:name="P15" style:family="paragraph" style:parent-style-name="Frame_20_contents">
      <style:text-properties officeooo:paragraph-rsid="00120b20"/>
    </style:style>
    <style:style style:name="P16" style:family="paragraph" style:parent-style-name="Frame_20_contents">
      <style:text-properties officeooo:paragraph-rsid="0011e799"/>
    </style:style>
    <style:style style:name="P17" style:family="paragraph" style:parent-style-name="Standard">
      <style:text-properties fo:font-weight="normal" officeooo:rsid="000eb5f2" officeooo:paragraph-rsid="00120b20" style:font-weight-asian="normal" style:font-weight-complex="normal"/>
    </style:style>
    <style:style style:name="P18" style:family="paragraph" style:parent-style-name="Standard">
      <style:text-properties fo:font-weight="normal" officeooo:rsid="0012d92d" officeooo:paragraph-rsid="0012d92d" style:font-weight-asian="normal" style:font-weight-complex="normal"/>
    </style:style>
    <style:style style:name="P19" style:family="paragraph" style:parent-style-name="Standard">
      <style:text-properties fo:font-weight="bold" officeooo:rsid="0012d92d" officeooo:paragraph-rsid="0012d92d" style:font-weight-asian="bold" style:font-weight-complex="bold"/>
    </style:style>
    <style:style style:name="P20" style:family="paragraph">
      <style:paragraph-properties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-color="#dde8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d3d4"/>
    </style:style>
    <style:style style:name="T3" style:family="text">
      <style:text-properties officeooo:rsid="0011e799"/>
    </style:style>
    <style:style style:name="T4" style:family="text">
      <style:text-properties officeooo:rsid="00120b20"/>
    </style:style>
    <style:style style:name="gr1" style:family="graphic">
      <style:graphic-properties draw:textarea-horizontal-align="justify" draw:textarea-vertical-align="middle" draw:auto-grow-height="false" fo:min-height="0.788cm" fo:min-width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93cm" fo:min-width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1.573cm" fo:min-width="3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textarea-horizontal-align="justify" draw:textarea-vertical-align="middle" draw:auto-grow-height="false" fo:min-height="1.323cm" fo:min-width="3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1.448cm" fo:min-width="3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1.672cm" fo:min-width="3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1.291cm" fo:min-width="4.2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textarea-horizontal-align="justify" draw:textarea-vertical-align="middle" draw:auto-grow-height="false" fo:min-height="1.102cm" fo:min-width="3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03cm" fo:min-width="0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0.818cm" fo:min-width="1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textarea-horizontal-align="justify" draw:textarea-vertical-align="middle" draw:auto-grow-height="false" fo:min-height="0.882cm" fo:min-width="1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fill-color="#dde8cb" draw:textarea-horizontal-align="justify" draw:textarea-vertical-align="middle" draw:auto-grow-height="false" fo:min-height="1.48cm" fo:min-width="3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fill-color="#dde8cb" draw:textarea-horizontal-align="justify" draw:textarea-vertical-align="middle" draw:auto-grow-height="false" fo:min-height="1.48cm" fo:min-width="3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fill-color="#dde8cb" draw:textarea-horizontal-align="justify" draw:textarea-vertical-align="middle" draw:auto-grow-height="false" fo:min-height="1.418cm" fo:min-width="3.8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fill-color="#dde8cb" draw:textarea-horizontal-align="justify" draw:textarea-vertical-align="middle" draw:auto-grow-height="false" fo:min-height="1.293cm" fo:min-width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fill-color="#dde8cb" draw:textarea-horizontal-align="justify" draw:textarea-vertical-align="middle" draw:auto-grow-height="false" fo:min-height="0.914cm" fo:min-width="3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fill-color="#dde8cb" draw:textarea-horizontal-align="justify" draw:textarea-vertical-align="middle" draw:auto-grow-height="false" fo:min-height="1.166cm" fo:min-width="3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актическое занятие № <text:span text:style-name="T3">3</text:span></text:p>
      <text:p text:style-name="P8"/>
      <text:p text:style-name="P8"><text:span text:style-name="T1">Тема</text:span>: Составление программ циклической структуры в IDE PyCharm Community.</text:p>
      <text:p text:style-name="P8"><text:s/></text:p>
      <text:p text:style-name="P8"><text:span text:style-name="T1">Цель</text:span>: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P8"/>
      <text:p text:style-name="P8"><text:span text:style-name="T1">Постановка задачи</text:span>.</text:p>
      <text:p text:style-name="P8">Разработать программу, <text:span text:style-name="T3">проверяющее истинность высказываний.</text:span></text:p>
      <text:p text:style-name="P8"/>
      <text:p text:style-name="P8"><text:span text:style-name="T1">Тип алгоритма</text:span>: <text:s/><text:span text:style-name="T2">циклический</text:span></text:p>
      <text:p text:style-name="P8"/>
      <text:p text:style-name="P2">Текст программы <text:span text:style-name="T3">задачи №1:</text:span></text:p>
      <text:p text:style-name="P9"># Задача 1: Проверка, лежит ли точка (x, y) в четвертой координатной четверти</text:p>
      <text:p text:style-name="P9">def is_point_in_fourth_quadrant(x, y):</text:p>
      <text:p text:style-name="P9"><text:s text:c="4"/># В четвертой координатной четверти x &gt; 0 и y &lt; 0</text:p>
      <text:p text:style-name="P9"><text:s text:c="4"/>if x &gt; 0 and y &lt; 0:</text:p>
      <text:p text:style-name="P9"><text:s text:c="8"/>return True # Точка лежит в четвертой четверти</text:p>
      <text:p text:style-name="P9"><text:s text:c="4"/>else:</text:p>
      <text:p text:style-name="P9"><text:s text:c="8"/>return False # Точка не лежит в четвертой четверти</text:p>
      <text:p text:style-name="P9"/>
      <text:p text:style-name="P9"># Пример использования функции для первой задачи</text:p>
      <text:p text:style-name="P9">x = float(input("Введите координату x: ")) # Ввод координаты x</text:p>
      <text:p text:style-name="P9">y = float(input("Введите координату y; ")) # Ввод координаты y</text:p>
      <text:p text:style-name="P9">if is_point_in_fourth_quadrant(x, y):</text:p>
      <text:p text:style-name="P9"><text:s text:c="4"/>print(f"Точка ({x}, {y}) лежит в четвертой координатной четверти. ")</text:p>
      <text:p text:style-name="P9">else:</text:p>
      <text:p text:style-name="P9"><text:s text:c="4"/>print(f"Точка ({x}, {y}) не лежит в четвертой координатной четверти. ")</text:p>
      <text:p text:style-name="P5">Блок схема к задаче №1:</text:p>
      <text:p text:style-name="P5"><draw:custom-shape text:anchor-type="paragraph" draw:z-index="0" draw:name="Фигура 1" draw:style-name="gr18" draw:text-style-name="P22" svg:width="3.59cm" svg:height="1.167cm" svg:x="4.657cm" svg:y="0.365cm"><text:p text:style-name="P13"><text:span text:style-name="T3">Начало</text:span></text:p><draw:enhanced-geometry svg:viewBox="0 0 21600 21600" draw:type="rectangle" draw:enhanced-path="M 0 0 L 21600 0 21600 21600 0 21600 0 0 Z N"/></draw:custom-shape><draw:custom-shape text:anchor-type="paragraph" draw:z-index="1" draw:name="Фигура 2" draw:style-name="gr17" draw:text-style-name="P22" svg:width="3.433cm" svg:height="0.914cm" svg:x="4.782cm" svg:y="2.538cm"><text:p text:style-name="P13"><text:span text:style-name="T3">Ввести х, y</text:span></text:p><draw:enhanced-geometry svg:viewBox="0 0 21600 21600" draw:type="rectangle" draw:enhanced-path="M 0 0 L 21600 0 21600 21600 0 21600 0 0 Z N"/></draw:custom-shape><draw:custom-shape text:anchor-type="paragraph" draw:z-index="2" draw:name="Фигура 3" draw:style-name="gr16" draw:text-style-name="P22" svg:width="3.529cm" svg:height="1.294cm" svg:x="4.782cm" svg:y="4.302cm"><text:p text:style-name="P13"><text:span text:style-name="T3">X &gt; 0 и Y &lt; 0?</text:span>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15" draw:text-style-name="P22" svg:width="3.813cm" svg:height="1.419cm" svg:x="0.97cm" svg:y="7.264cm"><text:p text:style-name="P15"><text:span text:style-name="T4">Точка лежит в четвертой четверти</text:span></text:p><draw:enhanced-geometry svg:viewBox="0 0 21600 21600" draw:type="rectangle" draw:enhanced-path="M 0 0 L 21600 0 21600 21600 0 21600 0 0 Z N"/></draw:custom-shape><draw:custom-shape text:anchor-type="paragraph" draw:z-index="4" draw:name="Фигура 5" draw:style-name="gr14" draw:text-style-name="P22" svg:width="3.686cm" svg:height="1.481cm" svg:x="8.31cm" svg:y="7.264cm"><text:p text:style-name="P15"><text:span text:style-name="T4">Точка не лежит в четв. четвертиК</text:span></text:p><draw:enhanced-geometry svg:viewBox="0 0 21600 21600" draw:type="rectangle" draw:enhanced-path="M 0 0 L 21600 0 21600 21600 0 21600 0 0 Z N"/></draw:custom-shape><draw:custom-shape text:anchor-type="paragraph" draw:z-index="5" draw:name="Фигура 6" draw:style-name="gr13" draw:text-style-name="P22" svg:width="3.34cm" svg:height="1.481cm" svg:x="4.971cm" svg:y="10.571cm"><text:p text:style-name="P14"><text:span text:style-name="T4">Конец</text:span></text:p><draw:enhanced-geometry svg:viewBox="0 0 21600 21600" draw:type="rectangle" draw:enhanced-path="M 0 0 L 21600 0 21600 21600 0 21600 0 0 Z N"/></draw:custom-shape><draw:line text:anchor-type="paragraph" draw:z-index="6" draw:name="Линия 1" draw:style-name="gr3" draw:text-style-name="P21" svg:x1="6.578cm" svg:y1="1.531cm" svg:x2="6.578cm" svg:y2="2.665cm"><text:p/></draw:line><draw:line text:anchor-type="paragraph" draw:z-index="7" draw:name="Вертикальная линия 1" draw:style-name="gr3" draw:text-style-name="P21" svg:x1="6.609cm" svg:y1="3.452cm" svg:x2="6.609cm" svg:y2="4.302cm"><text:p/></draw:line><draw:line text:anchor-type="paragraph" draw:z-index="8" draw:name="Линия 2" draw:style-name="gr3" draw:text-style-name="P21" svg:x1="7.428cm" svg:y1="5.595cm" svg:x2="9.665cm" svg:y2="7.264cm"><text:p/></draw:line><draw:line text:anchor-type="paragraph" draw:z-index="9" draw:name="Линия 3" draw:style-name="gr3" draw:text-style-name="P21" svg:x1="5.789cm" svg:y1="5.595cm" svg:x2="2.923cm" svg:y2="7.264cm"><text:p/></draw:line><draw:line text:anchor-type="paragraph" draw:z-index="10" draw:name="Линия 4" draw:style-name="gr3" draw:text-style-name="P21" svg:x1="3.113cm" svg:y1="8.682cm" svg:x2="6.262cm" svg:y2="10.571cm"><text:p/></draw:line><draw:line text:anchor-type="paragraph" draw:z-index="11" draw:name="Линия 5" draw:style-name="gr3" draw:text-style-name="P21" svg:x1="10.23cm" svg:y1="8.744cm" svg:x2="7.207cm" svg:y2="10.571cm"><text:p/></draw:line><draw:custom-shape text:anchor-type="paragraph" draw:z-index="12" draw:name="Фигура 7" draw:style-name="gr12" svg:width="1.385cm" svg:height="0.883cm" svg:x="2.688cm" svg:y="6.036cm"><text:p text:style-name="P16"><text:span text:style-name="T3">Да</text:span></text:p><draw:enhanced-geometry svg:viewBox="0 0 21600 21600" draw:type="rectangle" draw:enhanced-path="M 0 0 L 21600 0 21600 21600 0 21600 0 0 Z N"/></draw:custom-shape><draw:custom-shape text:anchor-type="paragraph" draw:z-index="13" draw:name="Фигура 8" draw:style-name="gr11" svg:width="1.387cm" svg:height="0.819cm" svg:x="8.671cm" svg:y="6.036cm"><text:p text:style-name="P16"><text:span text:style-name="T3">Нет</text:span></text:p><draw:enhanced-geometry svg:viewBox="0 0 21600 21600" draw:type="rectangle" draw:enhanced-path="M 0 0 L 21600 0 21600 21600 0 21600 0 0 Z N"/></draw:custom-shape><draw:custom-shape text:anchor-type="paragraph" draw:z-index="14" draw:name="Фигура 9" draw:style-name="gr10" svg:width="0.19cm" svg:height="0.031cm" svg:x="3.727cm" svg:y="6.257cm"><text:p/><draw:enhanced-geometry svg:viewBox="0 0 21600 21600" draw:type="rectangle" draw:enhanced-path="M 0 0 L 21600 0 21600 21600 0 21600 0 0 Z N"/></draw:custom-shape></text:p>
      <text:p text:style-name="P6">Протокол программы задачи №1:</text:p>
      <text:p text:style-name="P11">Введите координату x: 4</text:p>
      <text:p text:style-name="P11">Введите координату y; 6</text:p>
      <text:p text:style-name="P11">Точка (4.0, 6.0) не лежит в четвертой координатной четверти. </text:p>
      <text:p text:style-name="P10">Программа успешно завершена! </text:p>
      <text:p text:style-name="P10">Process finished with exit code 0</text:p>
      <text:p text:style-name="P11"/>
      <text:p text:style-name="P7"/>
      <text:p text:style-name="P3">Текст программы <text:span text:style-name="T3">задачи №</text:span><text:span text:style-name="T4">2</text:span><text:span text:style-name="T3">:</text:span></text:p>
      <text:p text:style-name="P10">def is_triangle_exist(a, b, c):</text:p>
      <text:p text:style-name="P10"><text:s text:c="4"/># Для существования треугольника необходимо,чтобы сумма любых двух сторон была больше третьей</text:p>
      <text:p text:style-name="P10"><text:s text:c="4"/>if a + b &gt; c and a + c &gt; b and b + c &gt; a:</text:p>
      <text:p text:style-name="P10"><text:s text:c="8"/>return True # Треугольник существует</text:p>
      <text:p text:style-name="P10"><text:s text:c="4"/>else:</text:p>
      <text:p text:style-name="P10"><text:s text:c="8"/>return False # Треугольник не существует</text:p>
      <text:p text:style-name="P10"/>
      <text:p text:style-name="P10"># Пример использования функции для второй задачи</text:p>
      <text:p text:style-name="P10">a = int(input("Введите длину стороны a: "))</text:p>
      <text:p text:style-name="P10"># Ввод длины стороны a</text:p>
      <text:p text:style-name="P10">b = int(input("Введите длину стороны b: "))</text:p>
      <text:p text:style-name="P10"># Ввод длины стороны b</text:p>
      <text:p text:style-name="P10">c = int(input("Введите длину стороны с: "))</text:p>
      <text:p text:style-name="P10"># Ввод длины стороны с</text:p>
      <text:p text:style-name="P10">if is_triangle_exist(a, b, c):</text:p>
      <text:p text:style-name="P10"><text:s text:c="4"/>print(f"Треугольник со сторонами {a},{b},{c} существует. ")</text:p>
      <text:p text:style-name="P10">else:</text:p>
      <text:p text:style-name="P10"><text:s text:c="4"/>print(f"Треугольник со сторонами {a},{b},{c} не существует. ")</text:p>
      <text:p text:style-name="P7">Блок схема задачи №2:</text:p>
      <text:p text:style-name="P7"><draw:custom-shape text:anchor-type="paragraph" draw:z-index="15" draw:name="Фигура 10" draw:style-name="gr9" svg:width="3.181cm" svg:height="1.103cm" svg:x="4.83cm" svg:y="0.418cm"><text:p text:style-name="P14"><text:span text:style-name="T4">Начало</text:span></text:p><draw:enhanced-geometry svg:viewBox="0 0 21600 21600" draw:type="rectangle" draw:enhanced-path="M 0 0 L 21600 0 21600 21600 0 21600 0 0 Z N"/></draw:custom-shape><draw:custom-shape text:anchor-type="paragraph" draw:z-index="16" draw:name="Фигура 11" draw:style-name="gr8" svg:width="4.283cm" svg:height="1.292cm" svg:x="4.452cm" svg:y="2.623cm"><text:p text:style-name="P14"><text:span text:style-name="T4">Ввести a, b, c</text:span></text:p><draw:enhanced-geometry svg:viewBox="0 0 21600 21600" draw:type="rectangle" draw:enhanced-path="M 0 0 L 21600 0 21600 21600 0 21600 0 0 Z N"/></draw:custom-shape><draw:custom-shape text:anchor-type="paragraph" draw:z-index="17" draw:name="Фигура 12" draw:style-name="gr7" svg:width="3.433cm" svg:height="1.673cm" svg:x="4.893cm" svg:y="4.637cm"><text:p text:style-name="P15"><text:span text:style-name="T4">a + b &gt; c и a + c &gt;b и b + c &gt; a?</text:span></text:p><draw:enhanced-geometry svg:viewBox="0 0 21600 21600" draw:type="rectangle" draw:enhanced-path="M 0 0 L 21600 0 21600 21600 0 21600 0 0 Z N"/></draw:custom-shape><draw:custom-shape text:anchor-type="paragraph" draw:z-index="18" draw:name="Фигура 13" draw:style-name="gr6" svg:width="3.34cm" svg:height="1.449cm" svg:x="1.427cm" svg:y="7.315cm"><text:p text:style-name="Frame_20_contents">Треугольник существует</text:p><draw:enhanced-geometry svg:viewBox="0 0 21600 21600" draw:type="rectangle" draw:enhanced-path="M 0 0 L 21600 0 21600 21600 0 21600 0 0 Z N"/></draw:custom-shape><draw:custom-shape text:anchor-type="paragraph" draw:z-index="19" draw:name="Фигура 14" draw:style-name="gr5" svg:width="3.465cm" svg:height="1.324cm" svg:x="8.735cm" svg:y="7.315cm"><text:p text:style-name="Frame_20_contents">Треугольник не существует</text:p><draw:enhanced-geometry svg:viewBox="0 0 21600 21600" draw:type="rectangle" draw:enhanced-path="M 0 0 L 21600 0 21600 21600 0 21600 0 0 Z N"/></draw:custom-shape><draw:custom-shape text:anchor-type="paragraph" draw:z-index="20" draw:name="Фигура 15" draw:style-name="gr4" svg:width="3.906cm" svg:height="1.574cm" svg:x="4.893cm" svg:y="10.024cm"><text:p text:style-name="P1">Конец</text:p><draw:enhanced-geometry svg:viewBox="0 0 21600 21600" draw:type="rectangle" draw:enhanced-path="M 0 0 L 21600 0 21600 21600 0 21600 0 0 Z N"/></draw:custom-shape><draw:line text:anchor-type="paragraph" draw:z-index="21" draw:name="Линия 6" draw:style-name="gr3" draw:text-style-name="P21" svg:x1="6.498cm" svg:y1="1.52cm" svg:x2="6.53cm" svg:y2="2.622cm"><text:p/></draw:line><draw:line text:anchor-type="paragraph" draw:z-index="22" draw:name="Вертикальная линия 2" draw:style-name="gr3" draw:text-style-name="P21" svg:x1="6.657cm" svg:y1="3.914cm" svg:x2="6.657cm" svg:y2="5.143cm"><text:p/></draw:line><draw:line text:anchor-type="paragraph" draw:z-index="23" draw:name="Линия 7" draw:style-name="gr3" draw:text-style-name="P21" svg:x1="3.38cm" svg:y1="7.314cm" svg:x2="5.932cm" svg:y2="6.309cm"><text:p/></draw:line><draw:line text:anchor-type="paragraph" draw:z-index="24" draw:name="Линия 8" draw:style-name="gr3" draw:text-style-name="P21" svg:x1="7.728cm" svg:y1="6.309cm" svg:x2="10.31cm" svg:y2="7.314cm"><text:p/></draw:line><draw:line text:anchor-type="paragraph" draw:z-index="25" draw:name="Линия 9" draw:style-name="gr3" draw:text-style-name="P21" svg:x1="7.696cm" svg:y1="10.024cm" svg:x2="10.531cm" svg:y2="8.638cm"><text:p/></draw:line><draw:line text:anchor-type="paragraph" draw:z-index="26" draw:name="Линия 10" draw:style-name="gr3" draw:text-style-name="P21" svg:x1="3.443cm" svg:y1="8.763cm" svg:x2="6.184cm" svg:y2="10.024cm"><text:p/></draw:line><draw:line text:anchor-type="paragraph" draw:z-index="27" draw:name="Линия 11" draw:style-name="gr3" draw:text-style-name="P21" svg:x1="14.31cm" svg:y1="8.952cm" svg:x2="14.215cm" svg:y2="8.511cm"><text:p/></draw:line><draw:custom-shape text:anchor-type="paragraph" draw:z-index="28" draw:name="Фигура 16" draw:style-name="gr2" draw:text-style-name="P20" svg:width="1.262cm" svg:height="0.694cm" svg:x="3.159cm" svg:y="6.117cm"><text:p text:style-name="P20">Да</text:p><draw:enhanced-geometry svg:viewBox="0 0 21600 21600" draw:type="rectangle" draw:enhanced-path="M 0 0 L 21600 0 21600 21600 0 21600 0 0 Z N"/></draw:custom-shape><draw:custom-shape text:anchor-type="paragraph" draw:z-index="29" draw:name="Фигура 17" draw:style-name="gr1" draw:text-style-name="P20" svg:width="1.481cm" svg:height="0.789cm" svg:x="9.208cm" svg:y="6.085cm"><text:p text:style-name="P20">Нет</text:p><draw:enhanced-geometry svg:viewBox="0 0 21600 21600" draw:type="rectangle" draw:enhanced-path="M 0 0 L 21600 0 21600 21600 0 21600 0 0 Z N"/></draw:custom-shape></text:p>
      <text:p text:style-name="P6">Протокол программы задачи №2:</text:p>
      <text:p text:style-name="P11">Введите длину стороны a: 2</text:p>
      <text:p text:style-name="P11">Введите длину стороны b: 8</text:p>
      <text:p text:style-name="P11">Введите длину стороны с: 4</text:p>
      <text:p text:style-name="P11">Треугольник со сторонами 2,8,4 не существует. </text:p>
      <text:p text:style-name="P10">Программа успешно завершена! </text:p>
      <text:p text:style-name="P10">Process finished with exit code 0</text:p>
      <text:p text:style-name="P10"/>
      <text:p text:style-name="P19">Вывод:</text:p>
      <text:p text:style-name="P18">В процессе выполнения практического занятия выработал(а) навыки составления программ циклической структуры в IDE PyCharm Community. Были использованы языковые конструкции <text:s/>else, return, if. Выполнены разработка кода, отладка, тестирование, оптимизация программного кода. Готовые программные коды выложены на GitHub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14T15:18:51.907160242</dc:date>
    <meta:editing-cycles>3</meta:editing-cycles>
    <meta:editing-duration>PT13M5S</meta:editing-duration>
    <meta:document-statistic meta:table-count="0" meta:image-count="0" meta:object-count="0" meta:page-count="4" meta:paragraph-count="71" meta:word-count="424" meta:character-count="2775" meta:non-whitespace-character-count="2342"/>
    <meta:user-defined meta:name="Поле 1"/>
    <meta:user-defined meta:name="Поле 2"/>
    <meta:user-defined meta:name="Поле 3"/>
    <meta:user-defined meta:name="Поле 4"/>
  </office:meta>
</office:document-meta>
</file>